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SSetPageDevi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PageDevice.PSSetPageDevice( String name ,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SSetPageDevice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PageDevice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PageDevice.PSSetPageDevice( String cont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PageDevice.PSSetPageDe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SSetPageDevi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SSetPageDevice.toSAX( ContentHandler hand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